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8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7226745819756088777" text:style-name="L1">
        <text:list-item>
          <text:p text:style-name="P6">10:09 <text:s/>uphill</text:p>
        </text:list-item>
        <text:list-item>
          <text:p text:style-name="P6"><text:s text:c="2"/>8:49 <text:s/>downhill</text:p>
        </text:list-item>
        <text:list-item>
          <text:p text:style-name="P6"><text:s text:c="2"/>8:05 <text:s/>downhill</text:p>
        </text:list-item>
        <text:list-item>
          <text:p text:style-name="P6">10:37 <text:s/>uphill</text:p>
        </text:list-item>
        <text:list-item>
          <text:p text:style-name="P6"><text:s text:c="2"/>9:48 <text:s/>uphill</text:p>
        </text:list-item>
        <text:list-item>
          <text:p text:style-name="P6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496654981278141844" text:style-name="L2">
        <text:list-item>
          <text:p text:style-name="P7">1:42.3 <text:tab/>5. <text:s/>1:39.6</text:p>
        </text:list-item>
      </text:list>
      <text:list xml:id="list8639127723847818753" text:style-name="L3">
        <text:list-item>
          <text:p text:style-name="P8">1:43.3<text:tab/><text:tab/>6. <text:s/>1:38.3</text:p>
        </text:list-item>
        <text:list-item>
          <text:p text:style-name="P8">1:46.0<text:tab/><text:tab/>7. <text:s/>1:39.1</text:p>
        </text:list-item>
        <text:list-item>
          <text:p text:style-name="P8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5"><text:soft-page-break/>I feel like I need a couple of weeks of recovery before starting to seriously train for an ultra in the fall.</text:p>
      <text:p text:style-name="P4"/>
      <text:p text:style-name="P4">Sat 7/30/16: <text:span text:style-name="T1">3 miles</text:span></text:p>
      <text:p text:style-name="P4">I walked and ran 3 miles. <text:s/>I walked ¼ mile and ran ¼ mile and then repeated until the end. I was running and walking fairly quickly and averaged 11:51/mi</text:p>
      <text:p text:style-name="P4"/>
      <text:p text:style-name="P4">Sun 7/31/16: <text:span text:style-name="T1">3 miles</text:span></text:p>
      <text:p text:style-name="P4">I ran 3 miles on hilly roads and averaged 10:55/mi. <text:s/>I kept my pulse under 126. Most of the time it was under 120.</text:p>
      <text:p text:style-name="P4"/>
      <text:p text:style-name="P4">Mon 8/1/16: <text:span text:style-name="T1">3 miles</text:span></text:p>
      <text:p text:style-name="P4">I ran 3 miles on hilly roads and averaged 10:38/mi. <text:s/>I kept my pulse under 131. Most of the time it was under 120.</text:p>
      <text:p text:style-name="P4"/>
      <text:p text:style-name="P4">Tues 8/2/16: <text:span text:style-name="T1">3 miles</text:span></text:p>
      <text:p text:style-name="P4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4"/>
      <text:p text:style-name="P4">Wed 8/3/16: <text:span text:style-name="T1">3</text:span> <text:span text:style-name="T1">miles</text:span></text:p>
      <text:p text:style-name="P4">I ran 3 miles on hilly roads and grass in 29:59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3T08:10:51.83</dc:date>
    <dc:creator>James Lombardi</dc:creator>
    <meta:editing-duration>PT14H9M54S</meta:editing-duration>
    <meta:editing-cycles>112</meta:editing-cycles>
    <meta:document-statistic meta:table-count="0" meta:image-count="0" meta:object-count="0" meta:page-count="3" meta:paragraph-count="64" meta:word-count="792" meta:character-count="3983"/>
  </office:meta>
</office:document-meta>
</file>